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Symbol1" svg:font-family="OpenSymbo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1.251cm" fo:margin-right="0cm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bold" style:font-weight-asian="bold" style:font-weight-complex="bold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10"/>
    <style:style style:name="P13" style:family="paragraph" style:parent-style-name="Text_20_body" style:list-style-name="L9">
      <style:paragraph-properties loext:contextual-spacing="false" fo:margin-top="0cm" fo:margin-bottom="0cm"/>
    </style:style>
    <style:style style:name="T1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3071a9" style:text-line-through-style="none" style:font-name="Helvetica Neue" fo:font-size="9.75pt" fo:letter-spacing="normal" fo:font-style="normal" style:text-underline-style="none" fo:font-weight="normal" style:text-blinking="fals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lepítési leírás</text:h>
      <text:p text:style-name="Text_20_body"/>
      <text:p text:style-name="P1"/>
      <text:p text:style-name="Standard"/>
      <text:h text:style-name="Heading_20_2" text:outline-level="2">Joomla telepítése (min Joomla 3.5, fontos, hogy az adatbázis default rendezése hungarien_ci legyen)</text:h>
      <text:p text:style-name="Text_20_body">htaccess.txt -t átnevezni .htaccess -re.</text:p>
      <text:h text:style-name="Heading_20_2" text:outline-level="2" text:is-list-header="true"/>
      <text:h text:style-name="Heading_20_2" text:outline-level="2">Kiegészitők telepitése a joomla extension könyvtárból (Jumi<text:span text:style-name="T1">, bfstop, eprivacy, jcomments, jhackguards, akaebabackup</text:span>)</text:h>
      <text:h text:style-name="Heading_20_2" text:outline-level="2" text:is-list-header="true"/>
      <text:h text:style-name="Heading_20_2" text:outline-level="2">com_adalogin kiegészitő telepítése a github -ról</text:h>
      <text:h text:style-name="Heading_20_2" text:outline-level="2" text:is-list-header="true"/>
      <text:h text:style-name="Heading_20_2" text:outline-level="2">Konfigurálás a joomla admin felületen (siteroot/administrator)</text:h>
      <text:p text:style-name="Text_20_body">Bejelentkezni adminisztrátori belépéssel</text:p>
      <text:h text:style-name="Heading_20_3" text:outline-level="3">Adminisztrátori felület nyelvének beállítása, SEO barát URL kezelés</text:h>
      <text:list xml:id="list3151800512199326410" text:style-name="L1">
        <text:list-item>
          <text:p text:style-name="P3">Extensions / Languages menüpont</text:p>
        </text:list-item>
        <text:list-item>
          <text:p text:style-name="P3">Install Languages gomb</text:p>
        </text:list-item>
        <text:list-item>
          <text:p text:style-name="P3">Hungaryan lehetőség bejelölése</text:p>
        </text:list-item>
        <text:list-item>
          <text:p text:style-name="P3">Install gomb</text:p>
        </text:list-item>
        <text:list-item>
          <text:p text:style-name="P3">Extensions / Languages menüpont ban a magyar nyel alapértelmezetté tétele mint a site, mint az admin oldalon (combobox és a csilaggal jelölt ikonra kattintás)</text:p>
        </text:list-item>
      </text:list>
      <text:p text:style-name="Text_20_body"/>
      <text:h text:style-name="Heading_20_3" text:outline-level="3">bfstop (robotok bejelentkezési probálkozási sorozatának blokkolása )aktivizálása</text:h>
      <text:list xml:id="list6278726275606178920" text:style-name="L3">
        <text:list-item>
          <text:p text:style-name="P5">Bövitmények / Beépülő modulok menüpont</text:p>
        </text:list-item>
        <text:list-item>
          <text:p text:style-name="P5"><text:soft-page-break/>Brute Force stop megkeresése a listában</text:p>
        </text:list-item>
        <text:list-item>
          <text:p text:style-name="P5">Engedélyezése (kattintás az „Állapot” oszlopban lévő gombra)</text:p>
        </text:list-item>
      </text:list>
      <text:h text:style-name="Heading_20_3" text:outline-level="3">eprivacy (csoki használatra engedélyt kérő üzenet) konfigurálása</text:h>
      <text:list xml:id="list26576469" text:continue-numbering="true" text:style-name="L3">
        <text:list-item>
          <text:p text:style-name="P5">Bövitmények / Beépülő modulok menüpont</text:p>
        </text:list-item>
        <text:list-item>
          <text:p text:style-name="P5">System - EU privacy directiva megkeresése</text:p>
        </text:list-item>
        <text:list-item>
          <text:p text:style-name="P5">Engedélyezése (kattintás az „Állapot” oszlopban lévő gombra)</text:p>
        </text:list-item>
        <text:list-item>
          <text:p text:style-name="P5">Konfigurálás: kattintás a kiegészitő nevére, Dysplay type átállítása „Page Ribbon” -ra, „Mentés és bezárás” gomb.</text:p>
          <text:p text:style-name="P5"><text:span text:style-name="T2">M</text:span><text:span text:style-name="T2">egjegyzés ezután a megjelenő ablak és gombok angol nyelvüek </text:span><text:span text:style-name="T2">lesznek</text:span><text:span text:style-name="T2">, magyaritásához <text:s/>meg kell csinálni a nyelvi fájlok forditását is (az angol nyelvifájlok alapján)</text:span></text:p>
        </text:list-item>
      </text:list>
      <text:h text:style-name="Heading_20_3" text:outline-level="3">csomópont cikk kategória létrehozása a egyéni választó kerültekhez</text:h>
      <text:p text:style-name="Text_20_body">Tartalom / Kategóriák / Új kategória létrehozása menüpont</text:p>
      <text:p text:style-name="Text_20_body">Cím: „Egyéni választó körzetek” kategória , „Mentés és bezárás” gomb</text:p>
      <text:p text:style-name="Text_20_body"/>
      <text:h text:style-name="Heading_20_3" text:outline-level="3">cikk kategória létrehozása mindegyik egyéni választó kerülethez</text:h>
      <text:list xml:id="list5471998354866864117" text:style-name="L4">
        <text:list-item>
          <text:p text:style-name="P6">Tartalom / Kategóriák / Új kategória létrehozása menüpont</text:p>
        </text:list-item>
        <text:list-item>
          <text:p text:style-name="P6">Cím: „Az egyéni választó kerület megnevezése, Szülő kategória: „Egyéni választó kerületek”, „Mentés és bezárás” gomb.</text:p>
        </text:list-item>
      </text:list>
      <text:p text:style-name="P1">A fentieket az összes egyéni választó kerületre meg kell csinálni!</text:p>
      <text:list xml:id="list451431605168463882" text:style-name="L5">
        <text:list-header>
          <text:p text:style-name="P7"/>
        </text:list-header>
      </text:list>
      <text:h text:style-name="Heading_20_3" text:outline-level="3">címke rendszer kialakítása</text:h>
      <text:list xml:id="list26606074" text:continue-numbering="true" text:style-name="L5">
        <text:list-item>
          <text:p text:style-name="P7">Komponenset / Cimkék menüpont</text:p>
        </text:list-item>
        <text:list-item>
          <text:p text:style-name="P7">„Új” gomb</text:p>
        </text:list-item>
        <text:list-item>
          <text:p text:style-name="P7">„Cím” : a címke neve (pl. egy párt neve), „Mentés és bezárás” gomb</text:p>
          <text:p text:style-name="P8">A fentieket az összes használandó cimkére megccsinálni</text:p>
        </text:list-item>
      </text:list>
      <text:h text:style-name="Heading_20_3" text:outline-level="3">gombok JUMI modul beállítása</text:h>
      <text:list xml:id="list3395818858434101625" text:style-name="L6">
        <text:list-item>
          <text:p text:style-name="P9">„Bövitmények / modulok” menüpont</text:p>
        </text:list-item>
        <text:list-item>
          <text:p text:style-name="P9">„Új” gomb</text:p>
        </text:list-item>
        <text:list-item>
          <text:p text:style-name="P9">„Jumi” kiválasztása</text:p>
        </text:list-item>
        <text:list-item>
          <text:p text:style-name="P9"><text:soft-page-break/>„Cím”: Gombok</text:p>
        </text:list-item>
        <text:list-item>
          <text:p text:style-name="P9">„Position” : „balra [position-7]”</text:p>
        </text:list-item>
        <text:list-item>
          <text:p text:style-name="P9">„Source code”:”elovalasztok/gombok.php”</text:p>
        </text:list-item>
        <text:list-item>
          <text:p text:style-name="P9">„mentés és bezárás” gomb</text:p>
        </text:list-item>
      </text:list>
      <text:h text:style-name="Heading_20_3" text:outline-level="3">cimkefelhő JUMI modul beállítása </text:h>
      <text:list xml:id="list26587096" text:continue-numbering="true" text:style-name="L6">
        <text:list-item>
          <text:p text:style-name="P9">„Bövitmények / modulok” menüpont</text:p>
        </text:list-item>
        <text:list-item>
          <text:p text:style-name="P9">„Új” gomb</text:p>
        </text:list-item>
        <text:list-item>
          <text:p text:style-name="P9">„Jumi” kiválasztása</text:p>
        </text:list-item>
        <text:list-item>
          <text:p text:style-name="P9">„Cím”: Címke felhő</text:p>
        </text:list-item>
        <text:list-item>
          <text:p text:style-name="P9">„Position” : „balra [position-7]”</text:p>
        </text:list-item>
        <text:list-item>
          <text:p text:style-name="P9">„Source code”:”elovalasztok/cimkefelho.php”</text:p>
        </text:list-item>
        <text:list-item>
          <text:p text:style-name="P9">„mentés és bezárás” gomb</text:p>
        </text:list-item>
      </text:list>
      <text:h text:style-name="Heading_20_3" text:outline-level="3">szavazok JUMI komponens beállítása</text:h>
      <text:list xml:id="list6268468044118561122" text:style-name="L7">
        <text:list-item>
          <text:p text:style-name="P10">„Komponensek / jumi menüpont”</text:p>
        </text:list-item>
        <text:list-item>
          <text:p text:style-name="P10">„Új gomb”</text:p>
        </text:list-item>
        <text:list-item>
          <text:p text:style-name="P10">„title”:”szavazok”</text:p>
        </text:list-item>
        <text:list-item>
          <text:p text:style-name="P10">„Pathname”:”elovalasztok/szavazok.php”</text:p>
        </text:list-item>
        <text:list-item>
          <text:p text:style-name="P10">„Mentés és bezárás” gomb</text:p>
        </text:list-item>
      </text:list>
      <text:h text:style-name="Heading_20_3" text:outline-level="3">Stattikus oldalak és menü kialakitása</text:h>
      <text:p text:style-name="Text_20_body">Amennyiben statikus oldalakat (pl. ismertető, adatkezelési leírás, használati utasitás, stb) akarunk akkor ezeket a joomla megszokott modján cikkeknek visszük fel (<text:span text:style-name="T3">célszerű a számukra kategoriát is létrehozn, semmiképp ne a választó körzetek kategóriába!)</text:span></text:p>
      <text:p text:style-name="Text_20_body">Ezek megjelenítésére a joomla szokásos menü rendszere alakítható ki.</text:p>
      <text:h text:style-name="Heading_20_3" text:outline-level="3">Elöválasztok konfigurálása</text:h>
      <text:list xml:id="list4548868921292476094" text:style-name="L8">
        <text:list-item>
          <text:p text:style-name="P11">„config.php” szerkesztése</text:p>
          <text:p text:style-name="P11"/>
        </text:list-item>
      </text:list>
      <text:p text:style-name="P2"><text:line-break/>{</text:p>
      <text:p text:style-name="P2">"jeloltAdd":true,</text:p>
      <text:p text:style-name="P2">"jeloltEdit":true,</text:p>
      <text:p text:style-name="P2"><text:soft-page-break/>"JeloltDelete":true,</text:p>
      <text:p text:style-name="P2">"szavazas":true,</text:p>
      <text:p text:style-name="P2">"szavazatDelete":true,</text:p>
      <text:p text:style-name="P2">"szavazatEdit":true,</text:p>
      <text:p text:style-name="P2">"eredmeny":true,</text:p>
      <text:p text:style-name="P2">"fordulo":0,</text:p>
      <text:p text:style-name="P2">"oevk_min":9,</text:p>
      <text:p text:style-name="P2">"oevk_max":115</text:p>
      <text:p text:style-name="P2">}</text:p>
      <text:p text:style-name="P2"/>
      <text:list xml:id="list8275651395669669448" text:style-name="L9">
        <text:list-header>
          <text:p text:style-name="P13"/>
        </text:list-header>
      </text:list>
      <text:h text:style-name="Heading_20_3" text:outline-level="3">ADA-login rendszer konfigurálása</text:h>
      <text:list xml:id="list5971316788548947589" text:style-name="L10">
        <text:list-item>
          <text:p text:style-name="P12">„Komponenset / adalogin” menüpont</text:p>
        </text:list-item>
        <text:list-item>
          <text:p text:style-name="P12">adatok beírása</text:p>
        </text:list-item>
        <text:list-item>
          <text:p text:style-name="P12">„Mentés és tárolás” gomb</text:p>
        </text:list-item>
      </text:list>
      <text:h text:style-name="Heading_20_2" text:outline-level="2">Dizájnolás</text:h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OpenSymbol1" svg:font-family="OpenSymbol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1T11:05:53.086395700</meta:creation-date>
    <meta:generator>OpenOffice/4.1.1$Win32 OpenOffice.org_project/411m6$Build-9775</meta:generator>
    <dc:date>2017-02-06T06:40:42.70</dc:date>
    <meta:editing-duration>PT30M23S</meta:editing-duration>
    <meta:editing-cycles>7</meta:editing-cycles>
    <meta:document-statistic meta:table-count="0" meta:image-count="0" meta:object-count="0" meta:page-count="4" meta:paragraph-count="79" meta:word-count="498" meta:character-count="3459"/>
  </office:meta>
</office:document-meta>
</file>